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paragraph-rsid="001408ed"/>
    </style:style>
    <style:style style:name="P2" style:family="paragraph" style:parent-style-name="Standard">
      <style:text-properties style:font-name="Calibri" officeooo:paragraph-rsid="001583bd"/>
    </style:style>
    <style:style style:name="P3" style:family="paragraph" style:parent-style-name="Standard">
      <style:text-properties style:font-name="Calibri" officeooo:paragraph-rsid="00177010"/>
    </style:style>
    <style:style style:name="T1" style:family="text">
      <style:text-properties officeooo:rsid="001408ed"/>
    </style:style>
    <style:style style:name="T2" style:family="text">
      <style:text-properties officeooo:rsid="001583bd"/>
    </style:style>
    <style:style style:name="T3" style:family="text">
      <style:text-properties officeooo:rsid="001770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2"><text:span text:style-name="T2">THE PROBLEM:</text:span></text:p>
      <text:p text:style-name="P2"><text:span text:style-name="T2"/></text:p>
      <text:p text:style-name="P2"><text:span text:style-name="T2">100 PEOPLE COME TO YOUR SITE</text:span></text:p>
      <text:p text:style-name="P2"><text:span text:style-name="T2"/></text:p>
      <text:p text:style-name="P2"><text:span text:style-name="T2">98 LEAVE WITHOUT BUYING</text:span></text:p>
      <text:p text:style-name="P2"><text:span text:style-name="T2"/></text:p>
      <text:p text:style-name="P2"><text:span text:style-name="T2">WHAT CAN YOU DO?</text:span></text:p>
      <text:p text:style-name="P2"><text:span text:style-name="T2"/></text:p>
      <text:p text:style-name="P2"><text:span text:style-name="T2">INTRODUCING RETAILY</text:span></text:p>
      <text:p text:style-name="P2"><text:span text:style-name="T2"/></text:p>
      <text:p text:style-name="P2"><text:span text:style-name="T2">YOUR SECRET WEAPON</text:span></text:p>
      <text:p text:style-name="P2"><text:span text:style-name="T2">TO CONVERT LOST VISITORS</text:span></text:p>
      <text:p text:style-name="P2"><text:span text:style-name="T2">INTO HAPPY CUSTOMERS</text:span></text:p>
      <text:p text:style-name="P2"><text:span text:style-name="T2"/></text:p>
      <text:p text:style-name="P2"><text:span text:style-name="T2">HOW DOES IT WORK?</text:span></text:p>
      <text:p text:style-name="P2"><text:span text:style-name="T2"/></text:p>
      <text:p text:style-name="P2"><text:span text:style-name="T2">WE LINK TO YOUR STORE</text:span></text:p>
      <text:p text:style-name="P2"><text:span text:style-name="T2"/></text:p>
      <text:p text:style-name="P2"><text:span text:style-name="T2">ANALYZE EVERY VISITOR</text:span></text:p>
      <text:p text:style-name="P2"><text:span text:style-name="T2"/></text:p>
      <text:p text:style-name="P2"><text:span text:style-name="T2">AND GIVE EACH PERSON A</text:span></text:p>
      <text:p text:style-name="P2"><text:span text:style-name="T2"/></text:p>
      <text:p text:style-name="P2"><text:span text:style-name="T2">BUYER HEAT VALUE (BHV)...</text:span></text:p>
      <text:p text:style-name="P2"><text:span text:style-name="T2"/></text:p>
      <text:p text:style-name="P2"><text:span text:style-name="T2">BHV SHOWS HOW LIKELY</text:span></text:p>
      <text:p text:style-name="P2"><text:span text:style-name="T2">YOU ARE TO COMPLETE</text:span></text:p>
      <text:p text:style-name="P2"><text:span text:style-name="T2">YOUR PURCHASE</text:span></text:p>
      <text:p text:style-name="P2"><text:span text:style-name="T2"/></text:p>
      <text:p text:style-name="P3"><text:span text:style-name="T3">HOW MUCH TIME WAS SPENT</text:span></text:p>
      <text:p text:style-name="P3"><text:span text:style-name="T3">LOOKING AT A PRODUCT?</text:span></text:p>
      <text:p text:style-name="P3"><text:span text:style-name="T3"/></text:p>
      <text:p text:style-name="P3"><text:span text:style-name="T3">HOW LONG DID YOU STAY?</text:span></text:p>
      <text:p text:style-name="P3"><text:span text:style-name="T3"/></text:p>
      <text:p text:style-name="P3"><text:span text:style-name="T3">ANY REPEATED PRODUCT VIEWS?</text:span></text:p>
      <text:p text:style-name="P2"><text:span text:style-name="T2"/></text:p>
      <text:p text:style-name="P3"><text:span text:style-name="T3">ADDED IT TO CART?</text:span></text:p>
      <text:p text:style-name="P3"><text:span text:style-name="T3"/></text:p>
      <text:p text:style-name="P3"><text:span text:style-name="T3">EVEN TRIED TO CHECKOUT?</text:span></text:p>
      <text:p text:style-name="P3"><text:span text:style-name="T3"/></text:p>
      <text:p text:style-name="P3"><text:span text:style-name="T3">OUR RETAILY DETERMINATION ENGINE</text:span></text:p>
      <text:p text:style-name="P3"><text:span text:style-name="T3">CRUNCHES THOUSANDS OF THESE</text:span></text:p>
      <text:p text:style-name="P3"><text:span text:style-name="T3">“BUYER INTENT” SIGNALS</text:span></text:p>
      <text:p text:style-name="P3"><text:span text:style-name="T3">TO GENERATE THIS BHV</text:span></text:p>
      <text:p text:style-name="P3"><text:span text:style-name="T3"/></text:p>
      <text:p text:style-name="P3"><text:span text:style-name="T3">WE FURTHER LAYER ON</text:span></text:p>
      <text:p text:style-name="P3"><text:span text:style-name="T3">YOUR STORE'S UNIQUE DATA</text:span></text:p>
      <text:p text:style-name="P3"><text:span text:style-name="T3">TO GET AN EVEN</text:span></text:p>
      <text:p text:style-name="P3"><text:span text:style-name="T3">CLEARER PICTURE</text:span></text:p>
      <text:p text:style-name="P3"><text:soft-page-break/><text:span text:style-name="T3">AVERAGE CUSTOMER BUYING CYCLE</text:span></text:p>
      <text:p text:style-name="P3"><text:span text:style-name="T3">YOUR STORE INVENTORY COUNT</text:span></text:p>
      <text:p text:style-name="P3"><text:span text:style-name="T3">AVERAGE ORDER VALUE</text:span></text:p>
      <text:p text:style-name="P3"><text:span text:style-name="T3"/></text:p>
      <text:p text:style-name="P3"><text:span text:style-name="T3">THEN WE ADD OUR SECRET SAUCE...</text:span></text:p>
      <text:p text:style-name="P3"><text:span text:style-name="T3"/></text:p>
      <text:p text:style-name="P3"><text:span text:style-name="T3">LIMITED TIME DISCOUNTS &amp; OFFERS</text:span></text:p>
      <text:p text:style-name="P3"><text:span text:style-name="T3">TO DRIVE URGENCY</text:span></text:p>
      <text:p text:style-name="P3"><text:span text:style-name="T3">AND COMPLETE PURCHASES</text:span></text:p>
      <text:p text:style-name="P3"><text:span text:style-name="T3"/></text:p>
      <text:p text:style-name="P3"><text:span text:style-name="T3">THE BEST PART?</text:span></text:p>
      <text:p text:style-name="P3"><text:span text:style-name="T3"/></text:p>
      <text:p text:style-name="P3"><text:span text:style-name="T3">RETAILY DOES ALL THIS</text:span></text:p>
      <text:p text:style-name="P3"><text:span text:style-name="T3">AUTOMATICALLY FOR YOU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TRY RETAILY FOR YOURSELF</text:span></text:p>
      <text:p text:style-name="P3"><text:span text:style-name="T3">EXPERIENCE A BOOST NO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M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MY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6:25:08.15</meta:creation-date>
    <dc:date>2015-07-28T15:58:23.04</dc:date>
    <meta:editing-duration>PT23H18M4S</meta:editing-duration>
    <meta:editing-cycles>2</meta:editing-cycles>
    <meta:generator>LibreOffice/3.6$Windows_x86 LibreOffice_project/e29a214-2bbed72-0621de6-a97528c-8f066d</meta:generator>
    <meta:document-statistic meta:table-count="0" meta:image-count="0" meta:object-count="0" meta:page-count="2" meta:paragraph-count="42" meta:word-count="160" meta:character-count="900" meta:non-whitespace-character-count="782"/>
  </office:meta>
</office:document-meta>
</file>